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line-height="120%" fo:text-align="start" style:writing-mode="lr-tb"/>
    </style:style>
    <style:style style:name="P36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2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5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6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<text:s/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members are part of the interface file (because they appear at the h file, </text:span><text:span text:style-name="T18">not on 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2" draw:text-style-name="P36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7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- Java-lik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7.827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5" draw:text-style-name="P38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9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9.046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</text:span></text:p>
          <text:p text:style-name="P35"><text:span text:style-name="T32"><text:s text:c="3"/></text:span><text:span text:style-name="T32">: _ap (</text:span><text:span text:style-name="T31">new</text:span><text:span text:style-name="T32"> A(i)) <text:s/></text:span></text:p>
          <text:p text:style-name="P35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8" draw:text-style-name="P40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42" draw:layer="layout" svg:width="11.641cm" svg:height="2.319cm" svg:x="13.547cm" svg:y="16.51cm">
          <text:p text:style-name="P41"><text:span text:style-name="T36">// </text:span><text:span text:style-name="T36">output</text:span></text:p>
          <text:p text:style-name="P41"><text:span text:style-name="T37">A (2)</text:span></text:p>
          <text:p text:style-name="P41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11" draw:text-style-name="P43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44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31" draw:text-style-name="P45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6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8">Advantages of using initialization list <text:s/></text:span><text:span text:style-name="T4">(folder 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8"><text:span text:style-name="T39">Faster – no need for default initializaiton.</text:span></text:p>
              </text:list-item>
              <text:list-item>
                <text:p text:style-name="P48"><text:span text:style-name="T39">Safer – be sure that all components are ready.</text:span></text:p>
              </text:list-item>
              <text:list-item>
                <text:p text:style-name="P48"><text:span text:style-name="T39">Can initialize constants and reference variables.</text:span></text:p>
              </text:list-item>
              <text:list-item>
                <text:p text:style-name="P48"><text:span text:style-name="T39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1">11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1">11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5</meta:editing-cycles>
    <meta:print-date>1999-11-04T13:06:28</meta:print-date>
    <meta:creation-date>1999-10-10T10:49:40</meta:creation-date>
    <dc:date>2019-03-11T20:44:23.569611828</dc:date>
    <meta:editing-duration>P26DT19H56M31S</meta:editing-duration>
    <meta:generator>LibreOffice/6.1.5.2$Linux_X86_64 LibreOffice_project/1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